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Javascript.IdJavascrip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Javascrip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Javascrip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dJavascript.equal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Javascrip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